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1777in" style:use-optimal-column-width="false"/>
    </style:style>
    <style:style style:name="TableColumn3" style:family="table-column">
      <style:table-column-properties style:column-width="5.1152in" style:use-optimal-column-width="false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Standardskriftforavsnit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Standardskriftforavsnit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Hyperkobling" style:family="text">
      <style:text-properties fo:language="en" fo:country="GB"/>
    </style:style>
    <style:style style:name="P17" style:parent-style-name="Normal" style:family="paragraph">
      <style:paragraph-properties fo:margin-bottom="0in" fo:line-height="100%"/>
      <style:text-properties fo:language="en" fo:country="GB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Hyperkobling" style:family="text">
      <style:text-properties fo:language="en" fo:country="GB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GB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Hyperkobling" style:family="text">
      <style:text-properties fo:language="en" fo:country="GB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Hyperkobling" style:family="text">
      <style:text-properties fo:language="en" fo:country="GB"/>
    </style:style>
    <style:style style:name="P38" style:parent-style-name="Normal" style:family="paragraph">
      <style:paragraph-properties fo:margin-bottom="0in" fo:line-height="100%"/>
      <style:text-properties fo:language="en" fo:country="GB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GB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Hyperkobling" style:family="text">
      <style:text-properties fo:language="en" fo:country="GB"/>
    </style:style>
    <style:style style:name="P45" style:parent-style-name="Normal" style:family="paragraph">
      <style:paragraph-properties fo:margin-bottom="0in" fo:line-height="100%"/>
      <style:text-properties fo:language="en" fo:country="GB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Hyperkobling" style:family="text">
      <style:text-properties fo:language="en" fo:country="GB"/>
    </style:style>
    <style:style style:name="P52" style:parent-style-name="Normal" style:family="paragraph">
      <style:paragraph-properties fo:margin-bottom="0in" fo:line-height="100%"/>
      <style:text-properties fo:language="en" fo:country="GB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Hyperkobling" style:family="text">
      <style:text-properties fo:language="en" fo:country="GB"/>
    </style:style>
    <style:style style:name="P59" style:parent-style-name="Normal" style:family="paragraph">
      <style:paragraph-properties fo:margin-bottom="0in" fo:line-height="100%"/>
      <style:text-properties fo:language="en" fo:country="GB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Hyperkobling" style:family="text">
      <style:text-properties fo:language="en" fo:country="GB"/>
    </style:style>
    <style:style style:name="P66" style:parent-style-name="Normal" style:family="paragraph">
      <style:paragraph-properties fo:margin-bottom="0in" fo:line-height="100%"/>
      <style:text-properties fo:language="en" fo:country="GB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Hyperkobling" style:family="text">
      <style:text-properties fo:language="en" fo:country="GB"/>
    </style:style>
    <style:style style:name="P73" style:parent-style-name="Normal" style:family="paragraph">
      <style:paragraph-properties fo:margin-bottom="0in" fo:line-height="100%"/>
      <style:text-properties fo:language="en" fo:country="GB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Hyperkobling" style:family="text">
      <style:text-properties fo:language="en" fo:country="GB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Hyperkobling" style:family="text">
      <style:text-properties fo:language="en" fo:country="GB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G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Hyperkobling" style:family="text">
      <style:text-properties fo:language="en" fo:country="GB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P95" style:parent-style-name="Normal" style:family="paragraph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Component</text:span></text:p>
          </table:table-cell>
          <table:table-cell table:style-name="TableCell8">
            <text:p text:style-name="P9"><text:span text:style-name="T10">Datasheet</text:span></text:p>
          </table:table-cell>
        </table:table-row>
        <table:table-row table:style-name="TableRow11">
          <table:table-cell table:style-name="TableCell12">
            <text:p text:style-name="P13">12 V Power supply<text:s/></text:p>
          </table:table-cell>
          <table:table-cell table:style-name="TableCell14">
            <text:p text:style-name="P15"><text:a xlink:href="https://media.distrelec.com/Web/Downloads/_t/ds/RSP-320-3.3_eng_tds.pdf" office:target-frame-name="_top" xlink:show="replace"><text:span text:style-name="T16">https://media.distrelec.com/Web/Downloads/_t/ds/RSP-320-3.3_eng_tds.pdf</text:span></text:a></text:p>
            <text:p text:style-name="P17"/>
          </table:table-cell>
        </table:table-row>
        <table:table-row table:style-name="TableRow18">
          <table:table-cell table:style-name="TableCell19">
            <text:p text:style-name="P20">48V Power supply</text:p>
          </table:table-cell>
          <table:table-cell table:style-name="TableCell21">
            <text:p text:style-name="P22"><text:a xlink:href="https://docs.rs-online.com/9295/A700000011943561.pdf" office:target-frame-name="_top" xlink:show="replace"><text:span text:style-name="T23">https://docs.rs-online.com/9295/A700000011943561.pdf</text:span></text:a></text:p>
            <text:p text:style-name="P24"/>
          </table:table-cell>
        </table:table-row>
        <table:table-row table:style-name="TableRow25">
          <table:table-cell table:style-name="TableCell26">
            <text:p text:style-name="P27">Camera</text:p>
          </table:table-cell>
          <table:table-cell table:style-name="TableCell28">
            <text:p text:style-name="P29"><text:a xlink:href="https://cdn.alliedvision.com/fileadmin/pdf/en/Alvium_1800_U-501_NIR_DataSheet_en.pdf" office:target-frame-name="_top" xlink:show="replace"><text:span text:style-name="T30">https://cdn.alliedvision.com/fileadmin/pdf/en/Alvium_1800_U-501_NIR_DataSheet_en.pdf</text:span></text:a></text:p>
            <text:p text:style-name="P31"/>
          </table:table-cell>
        </table:table-row>
        <table:table-row table:style-name="TableRow32">
          <table:table-cell table:style-name="TableCell33">
            <text:p text:style-name="P34">Lens</text:p>
          </table:table-cell>
          <table:table-cell table:style-name="TableCell35">
            <text:p text:style-name="P36"><text:a xlink:href="https://www.thorlabs.com/drawings/3d71544a5e69d7df-3C5B957D-ED2C-0658-CCE28C8F9C71EB52/MVL16M23-AutoCADPDF.pdf" office:target-frame-name="_top" xlink:show="replace"><text:span text:style-name="T37">https://www.thorlabs.com/drawings/3d71544a5e69d7df-3C5B957D-ED2C-0658-CCE28C8F9C71EB52/MVL16M23-AutoCADPDF.pdf</text:span></text:a></text:p>
            <text:p text:style-name="P38"/>
          </table:table-cell>
        </table:table-row>
        <table:table-row table:style-name="TableRow39">
          <table:table-cell table:style-name="TableCell40">
            <text:p text:style-name="P41">Nextion Display</text:p>
          </table:table-cell>
          <table:table-cell table:style-name="TableCell42">
            <text:p text:style-name="P43"><text:a xlink:href="https://no.mouser.com/datasheet/2/744/3_5_Nextion_Dimension-2487345.pdf" office:target-frame-name="_top" xlink:show="replace"><text:span text:style-name="T44">https://no.mouser.com/datasheet/2/744/3_5_Nextion_Dimension-2487345.pdf</text:span></text:a></text:p>
            <text:p text:style-name="P45"/>
          </table:table-cell>
        </table:table-row>
        <table:table-row table:style-name="TableRow46">
          <table:table-cell table:style-name="TableCell47">
            <text:p text:style-name="P48">Vifte</text:p>
          </table:table-cell>
          <table:table-cell table:style-name="TableCell49">
            <text:p text:style-name="P50"><text:a xlink:href="https://docs.rs-online.com/7743/A700000008699372.pdf" office:target-frame-name="_top" xlink:show="replace"><text:span text:style-name="T51">https://docs.rs-online.com/7743/A700000008699372.pdf</text:span></text:a></text:p>
            <text:p text:style-name="P52"/>
          </table:table-cell>
        </table:table-row>
        <table:table-row table:style-name="TableRow53">
          <table:table-cell table:style-name="TableCell54">
            <text:p text:style-name="P55">Peltier<text:s/></text:p>
          </table:table-cell>
          <table:table-cell table:style-name="TableCell56">
            <text:p text:style-name="P57"><text:a xlink:href="https://www.lairdthermal.com/datasheets/datasheet-CP12-161-04-L1-RT-W4.5.pdf" office:target-frame-name="_top" xlink:show="replace"><text:span text:style-name="T58">https://www.lairdthermal.com/datasheets/datasheet-CP12-161-04-L1-RT-W4.5.pdf</text:span></text:a></text:p>
            <text:p text:style-name="P59"/>
          </table:table-cell>
        </table:table-row>
        <table:table-row table:style-name="TableRow60">
          <table:table-cell table:style-name="TableCell61">
            <text:p text:style-name="P62">PT1000 element</text:p>
          </table:table-cell>
          <table:table-cell table:style-name="TableCell63">
            <text:p text:style-name="P64"><text:a xlink:href="https://docs.rs-online.com/75cb/A700000008839025.pdf" office:target-frame-name="_top" xlink:show="replace"><text:span text:style-name="T65">https://docs.rs-online.com/75cb/A700000008839025.pdf</text:span></text:a></text:p>
            <text:p text:style-name="P66"/>
          </table:table-cell>
        </table:table-row>
        <table:table-row table:style-name="TableRow67">
          <table:table-cell table:style-name="TableCell68">
            <text:p text:style-name="P69">Arduino Nano</text:p>
          </table:table-cell>
          <table:table-cell table:style-name="TableCell70">
            <text:p text:style-name="P71"><text:a xlink:href="https://docs.rs-online.com/37da/A700000006519076.pdf" office:target-frame-name="_top" xlink:show="replace"><text:span text:style-name="T72">https://docs.rs-online.com/37da/A700000006519076.pdf</text:span></text:a></text:p>
            <text:p text:style-name="P73"/>
          </table:table-cell>
        </table:table-row>
        <table:table-row table:style-name="TableRow74">
          <table:table-cell table:style-name="TableCell75">
            <text:p text:style-name="P76">IR LED diode</text:p>
          </table:table-cell>
          <table:table-cell table:style-name="TableCell77">
            <text:p text:style-name="P78"><text:a xlink:href="https://docs.rs-online.com/36ff/0900766b8139a40d.pdf" office:target-frame-name="_top" xlink:show="replace"><text:span text:style-name="T79">https://docs.rs-online.com/36ff/0900766b8139a40d.pdf</text:span></text:a></text:p>
            <text:p text:style-name="P80"/>
          </table:table-cell>
        </table:table-row>
        <table:table-row table:style-name="TableRow81">
          <table:table-cell table:style-name="TableCell82">
            <text:p text:style-name="P83">H-Bridge</text:p>
          </table:table-cell>
          <table:table-cell table:style-name="TableCell84">
            <text:p text:style-name="P85"><text:a xlink:href="https://www.handsontec.com/dataspecs/module/BTS7960%20Motor%20Driver.pdf" office:target-frame-name="_top" xlink:show="replace"><text:span text:style-name="T86">https://www.handsontec.com/dataspecs/module/BTS7960%20Motor%20Driver.pdf</text:span></text:a></text:p>
            <text:p text:style-name="P87"/>
          </table:table-cell>
        </table:table-row>
        <table:table-row table:style-name="TableRow88">
          <table:table-cell table:style-name="TableCell89">
            <text:p text:style-name="P90">Relay</text:p>
          </table:table-cell>
          <table:table-cell table:style-name="TableCell91">
            <text:p text:style-name="P92"><text:a xlink:href="https://www.kjell.com/globalassets/mediaassets/744887_87034_scheme_en.pdf?ref=65A106D351" office:target-frame-name="_top" xlink:show="replace"><text:span text:style-name="T93">https://www.kjell.com/globalassets/mediaassets/744887_87034_scheme_en.pdf?ref=65A106D351</text:span></text:a></text:p>
            <text:p text:style-name="P94"/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style:style style:name="Hyperkobling" style:display-name="Hyperkobling" style:family="text" style:parent-style-name="Standardskriftforavsnitt">
      <style:text-properties fo:color="#467886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foravsnit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rk Eirik Nordvoll</meta:initial-creator>
    <dc:creator>Birk Eirik Nordvoll</dc:creator>
    <meta:creation-date>2025-05-05T08:56:00Z</meta:creation-date>
    <dc:date>2025-05-05T08:56:00Z</dc:date>
    <meta:template xlink:href="Normal" xlink:type="simple"/>
    <meta:editing-cycles>2</meta:editing-cycles>
    <meta:editing-duration>PT60S</meta:editing-duration>
    <meta:document-statistic meta:page-count="1" meta:paragraph-count="4" meta:word-count="323" meta:character-count="2033" meta:row-count="14" meta:non-whitespace-character-count="1714"/>
  </office:meta>
</office:document-meta>
</file>